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3.51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3.399cm"/>
    </style:style>
    <style:style style:name="co18" style:family="table-column">
      <style:table-column-properties fo:break-before="auto" style:column-width="2.958cm"/>
    </style:style>
    <style:style style:name="co19" style:family="table-column">
      <style:table-column-properties fo:break-before="auto" style:column-width="2.736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6.59cm"/>
    </style:style>
    <style:style style:name="co23" style:family="table-column">
      <style:table-column-properties fo:break-before="auto" style:column-width="4.383cm"/>
    </style:style>
    <style:style style:name="co24" style:family="table-column">
      <style:table-column-properties fo:break-before="auto" style:column-width="5.392cm"/>
    </style:style>
    <style:style style:name="co25" style:family="table-column">
      <style:table-column-properties fo:break-before="auto" style:column-width="14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/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on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ce2"/>
        <table:table-column table:style-name="co5" table:default-cell-style-name="ce2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nternal/Ex?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Internal Slots</text:p>
          </table:table-cell>
          <table:table-cell office:value-type="string" calcext:value-type="string">
            <text:p>External Slot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office:value-type="string" calcext:value-type="string">
            <text:p>Thermal Co-eff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Power Nom</text:p>
          </table:table-cell>
          <table:table-cell office:value-type="string" calcext:value-type="string">
            <text:p>Max Power (W)</text:p>
          </table:table-cell>
          <table:table-cell office:value-type="string" calcext:value-type="string">
            <text:p>Discharge Time (Wh)</text:p>
          </table:table-cell>
          <table:table-cell office:value-type="string" calcext:value-type="string">
            <text:p>Resolution (MP)</text:p>
          </table:table-cell>
          <table:table-cell office:value-type="string" calcext:value-type="string">
            <text:p>Resolution(nm)</text:p>
          </table:table-cell>
          <table:table-cell office:value-type="string" calcext:value-type="string">
            <text:p>Min Wavelength (nm)</text:p>
          </table:table-cell>
          <table:table-cell office:value-type="string" calcext:value-type="string">
            <text:p>Max Wavelength (nm)</text:p>
          </table:table-cell>
          <table:table-cell office:value-type="string" calcext:value-type="string">
            <text:p>Field of View (deg)</text:p>
          </table:table-cell>
          <table:table-cell office:value-type="string" calcext:value-type="string">
            <text:p>Receiver Min (MHz)</text:p>
          </table:table-cell>
          <table:table-cell office:value-type="string" calcext:value-type="string">
            <text:p>Receiver Max</text:p>
          </table:table-cell>
          <table:table-cell office:value-type="string" calcext:value-type="string">
            <text:p>Transmitter Min</text:p>
          </table:table-cell>
          <table:table-cell office:value-type="string" calcext:value-type="string">
            <text:p>Transmitter Max</text:p>
          </table:table-cell>
          <table:table-cell office:value-type="string" calcext:value-type="string">
            <text:p>Duplex</text:p>
          </table:table-cell>
          <table:table-cell office:value-type="string" calcext:value-type="string">
            <text:p>Bit Rate Down</text:p>
          </table:table-cell>
          <table:table-cell office:value-type="string" calcext:value-type="string">
            <text:p>Bit Rate Up</text:p>
          </table:table-cell>
          <table:table-cell office:value-type="string" calcext:value-type="string">
            <text:p>Data Storage (MB)</text:p>
          </table:table-cell>
          <table:table-cell office:value-type="string" calcext:value-type="string">
            <text:p>Code Storage (MB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ttitude Know (deg)</text:p>
          </table:table-cell>
          <table:table-cell office:value-type="string" calcext:value-type="string">
            <text:p>Attitude Control moment</text:p>
          </table:table-cell>
          <table:table-cell office:value-type="string" calcext:value-type="string">
            <text:p>Max Propulsion (mN)</text:p>
          </table:table-cell>
          <table:table-cell office:value-type="string" calcext:value-type="string">
            <text:p>Attitude Type</text:p>
          </table:table-cell>
          <table:table-cell office:value-type="string" calcext:value-type="string">
            <text:p>Axis control</text:p>
          </table:table-cell>
          <table:table-cell office:value-type="string" calcext:value-type="string">
            <text:p>Control Area (m^2)</text:p>
          </table:table-cell>
          <table:table-cell office:value-type="string" calcext:value-type="string">
            <text:p>Disposal time</text:p>
          </table:table-cell>
          <table:table-cell office:value-type="string" calcext:value-type="string">
            <text:p>Internal Comms</text:p>
          </table:table-cell>
          <table:table-cell office:value-type="string" calcext:value-type="string">
            <text:p>IntCommConn</text:p>
          </table:table-cell>
          <table:table-cell office:value-type="string" calcext:value-type="string">
            <text:p>Price ($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 structure, CSS</text:p>
          </table:table-cell>
          <table:table-cell table:number-columns-repeated="3" office:value-type="float" office:value="0.0984" calcext:value-type="float">
            <text:p>0.098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476" calcext:value-type="float">
            <text:p>0.147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968" calcext:value-type="float">
            <text:p>0.196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2952" calcext:value-type="float">
            <text:p>0.295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U structure, CSS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82" calcext:value-type="float">
            <text:p>0.268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50" calcext:value-type="float">
            <text:p>7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38500" calcext:value-type="float">
            <text:p>38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344" calcext:value-type="float">
            <text:p>0.134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2.48" calcext:value-type="float">
            <text:p>2.48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45500" calcext:value-type="float">
            <text:p>4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2208" calcext:value-type="float">
            <text:p>0.22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3.68" calcext:value-type="float">
            <text:p>3.68</text:p>
          </table:table-cell>
          <table:table-cell office:value-type="float" office:value="42" calcext:value-type="float">
            <text:p>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52500" calcext:value-type="float">
            <text:p>5250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Cameras and Payload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NanoCam C1U, GOM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66" calcext:value-type="float">
            <text:p>-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9.22" calcext:value-type="float">
            <text:p>9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00" calcext:value-type="float">
            <text:p>1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s 1000 Infrared, CSS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-1.26" calcext:value-type="float">
            <text:p>-1.26</text:p>
          </table:table-cell>
          <table:table-cell office:value-type="float" office:value="-6.3" calcext:value-type="float">
            <text:p>-6.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7300" calcext:value-type="float">
            <text:p>27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S QB5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Nano Power P110A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A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B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B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C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C – U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1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table:style-name="ce3" office:value-type="string" calcext:value-type="string">
            <text:p>2.3</text:p>
          </table:table-cell>
          <table:table-cell office:value-type="float" office:value="2.3" calcext:value-type="float">
            <text:p>2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2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6" calcext:value-type="float">
            <text:p>0.1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table:style-name="ce3" office:value-type="string" calcext:value-type="string">
            <text:p>4.6</text:p>
          </table:table-cell>
          <table:table-cell office:value-type="float" office:value="4.6" calcext:value-type="float">
            <text:p>4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3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table:style-name="ce3" office:value-type="string" calcext:value-type="string">
            <text:p>6.9</text:p>
          </table:table-cell>
          <table:table-cell office:value-type="float" office:value="6.9" calcext:value-type="float">
            <text:p>6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41"/>
          <table:table-cell office:value-type="string" calcext:value-type="string">
            <text:p>Data Handling</text:p>
          </table:table-cell>
          <table:table-cell/>
        </table:table-row>
        <table:table-row table:style-name="ro1">
          <table:table-cell table:number-columns-repeated="41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light boards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160 High Perform Flight Comp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2:0:2:0:0:5:3:2:0:0</text:p>
          </table:table-cell>
          <table:table-cell office:value-type="float" office:value="77500" calcext:value-type="float">
            <text:p>7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1">
          <table:table-cell office:value-type="string" calcext:value-type="string">
            <text:p>NanoMind A712D Cubesat Com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2.31" calcext:value-type="float">
            <text:p>-2.31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1:0:0:1:0:0:0:0:0:0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ISIS Onboard Comput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2:8:0:0:0:0:0:1:0:0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Cube Comput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1:0:0:1:0:0:0:0:0:0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Q6 Processor Board</text:p>
          </table:table-cell>
          <table:table-cell office:value-type="float" office:value="0.038" calcext:value-type="float">
            <text:p>0.0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0:1:0:0:0:0:0:0:0:10</text:p>
          </table:table-cell>
          <table:table-cell office:value-type="float" office:value="18750" calcext:value-type="float">
            <text:p>187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422</text:p>
          </table:table-cell>
        </table:table-row>
        <table:table-row table:style-name="ro1">
          <table:table-cell office:value-type="string" calcext:value-type="string">
            <text:p>NanoHub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09588" calcext:value-type="float">
            <text:p>0.0958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" calcext:value-type="float">
            <text:p>-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0:4:1:0:0:0:0:0:1:0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41"/>
          <table:table-cell office:value-type="float" office:value="7" calcext:value-type="float">
            <text:p>7</text:p>
          </table:table-cell>
          <table:table-cell table:style-name="ce7"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ommunications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office:value-type="string" calcext:value-type="string">
            <text:p>Camera Port</text:p>
          </table:table-cell>
        </table:table-row>
        <table:table-row table:style-name="ro1">
          <table:table-cell office:value-type="string" calcext:value-type="string">
            <text:p>ISIS VHF down, UHF 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-0.2" calcext:value-type="float">
            <text:p>-0.2</text:p>
          </table:table-cell>
          <table:table-cell office:value-type="float" office:value="-1.7" calcext:value-type="float">
            <text:p>-1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250" calcext:value-type="float">
            <text:p>7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ISIS UHF down, VHF 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0.35" calcext:value-type="float">
            <text:p>-0.35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PGA</text:p>
          </table:table-cell>
        </table:table-row>
        <table:table-row table:style-name="ro1">
          <table:table-cell office:value-type="string" calcext:value-type="string">
            <text:p>ISIS TXS S-band down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Com U482C UHF Half-Dup</text:p>
          </table:table-cell>
          <table:table-cell office:value-type="float" office:value="0.09015" calcext:value-type="float">
            <text:p>0.0901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-0.0001" calcext:value-type="float">
            <text:p>-0.0001</text:p>
          </table:table-cell>
          <table:table-cell office:value-type="float" office:value="-3.5" calcext:value-type="float">
            <text:p>-3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9600" calcext:value-type="float">
            <text:p>9600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PICO Tx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1060000" calcext:value-type="float">
            <text:p>106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800" calcext:value-type="float">
            <text:p>7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450G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Attitude Control Systems</text:p>
          </table:table-cell>
          <table:table-cell table:number-columns-repeated="11"/>
          <table:table-cell table:style-name="Default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CubeSens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-0.1" calcext:value-type="float">
            <text:p>-0.1</text:p>
          </table:table-cell>
          <table:table-cell office:value-type="float" office:value="-0.36" calcext:value-type="float">
            <text:p>-0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1.0:5</text:p>
          </table:table-cell>
          <table:table-cell office:value-type="float" office:value="-1" calcext:value-type="float">
            <text:p>-1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 Magnetorquer Rod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 Sun Sensor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0.001" calcext:value-type="float">
            <text:p>-0.00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Magnetorquer Board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0.0008" calcext:value-type="float">
            <text:p>-0.0008</text:p>
          </table:table-cell>
          <table:table-cell office:value-type="float" office:value="-0.48" calcext:value-type="float">
            <text:p>-0.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C A-60 2 axis Sun Sensor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0.012" calcext:value-type="float">
            <text:p>-0.012</text:p>
          </table:table-cell>
          <table:table-cell office:value-type="float" office:value="-0.036" calcext:value-type="float">
            <text:p>-0.0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50" calcext:value-type="float">
            <text:p>8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C D-60 2 axis Sun Sensor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0.012" calcext:value-type="float">
            <text:p>-0.012</text:p>
          </table:table-cell>
          <table:table-cell office:value-type="float" office:value="-0.06" calcext:value-type="float">
            <text:p>-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4780" calcext:value-type="float">
            <text:p>14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ometer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1.0:6</text:p>
          </table:table-cell>
          <table:table-cell office:value-type="float" office:value="-1" calcext:value-type="float">
            <text:p>-1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101 Reaction Wheel</text:p>
          </table:table-cell>
          <table:table-cell table:number-columns-repeated="2" office:value-type="float" office:value="0.0762" calcext:value-type="float">
            <text:p>0.0762</text:p>
          </table:table-cell>
          <table:table-cell office:value-type="float" office:value="0.06985" calcext:value-type="float">
            <text:p>0.0698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4995" calcext:value-type="float">
            <text:p>14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201 Reaction Wheel</text:p>
          </table:table-cell>
          <table:table-cell table:number-columns-repeated="2" office:value-type="float" office:value="0.0762" calcext:value-type="float">
            <text:p>0.076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9995" calcext:value-type="float">
            <text:p>39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Fine Sun Sensor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26" calcext:value-type="float">
            <text:p>-0.0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3:4:5:6</text:p>
          </table:table-cell>
          <table:table-cell office:value-type="float" office:value="-1" calcext:value-type="float">
            <text:p>-1</text:p>
          </table:table-cell>
          <table:table-cell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 Magnetorqu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Antenna System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Deployable Antenna CubeSats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Band Patch Antenna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05" calcext:value-type="float">
            <text:p>-10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430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Power System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NanoPower P31U Power S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75" calcext:value-type="float">
            <text:p>3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BP4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P31US Power S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300" calcext:value-type="float">
            <text:p>5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BPX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150" calcext:value-type="float">
            <text:p>41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" calcext:value-type="float">
            <text:p>62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750" calcext:value-type="float">
            <text:p>57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3UEPS2-NB 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N-SWT-0035-CS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450" calcext:value-type="float">
            <text:p>84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2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850" calcext:value-type="float">
            <text:p>28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3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Propulsion System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-axis Propulsion System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2:inf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2000" calcext:value-type="float">
            <text:p>10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axis Propulsion System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2:inf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9000" calcext:value-type="float">
            <text:p>12900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Deorbiter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DragEn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.0945" calcext:value-type="float">
            <text:p>0.09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LDOS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" table:number-rows-repeated="1048485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Definitions" table:style-name="ta1">
        <table:table-column table:style-name="co5" table:number-columns-repeated="11" table:default-cell-style-name="Default"/>
        <table:table-row table:style-name="ro3">
          <table:table-cell office:value-type="string" calcext:value-type="string">
            <text:p>Types:</text:p>
          </table:table-cell>
          <table:table-cell table:number-columns-repeated="3"/>
          <table:table-cell office:value-type="string" calcext:value-type="string">
            <text:p>Control Types</text:p>
          </table:table-cell>
          <table:table-cell table:number-columns-repeated="2"/>
          <table:table-cell office:value-type="string" calcext:value-type="string">
            <text:p>Internal External</text:p>
          </table:table-cell>
          <table:table-cell/>
          <table:table-cell office:value-type="string" calcext:value-type="string">
            <text:p>Data Handling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n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oment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ttitude Contro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trol-Mom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mote Sens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hruster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mputer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mmand &amp; Data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RS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m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7" office:value-type="float" office:value="1553" calcext:value-type="float">
            <text:p>155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olar Panel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Camera Por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ntenna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pulsion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orbiter</text:p>
          </table:table-cell>
          <table:table-cell table:number-columns-repeated="9"/>
        </table:table-row>
      </table:table>
      <table:table table:name="Suppliers" table:style-name="ta1"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8" office:value-type="string" calcext:value-type="string">
            <text:p>Supplier Name</text:p>
          </table:table-cell>
          <table:table-cell table:style-name="ce8" office:value-type="string" calcext:value-type="string">
            <text:p>Supplier Website</text:p>
          </table:table-cell>
          <table:table-cell table:style-name="ce8"/>
          <table:table-cell table:style-name="ce8" office:value-type="string" calcext:value-type="string">
            <text:p>Satellite Developers</text:p>
          </table:table-cell>
          <table:table-cell table:style-name="ce8" office:value-type="string" calcext:value-type="string">
            <text:p>Developer Website</text:p>
          </table:table-cell>
          <table:table-cell table:style-name="ce8" office:value-type="string" calcext:value-type="string">
            <text:p>Kickstarter Details</text:p>
          </table:table-cell>
        </table:table-row>
        <table:table-row table:style-name="ro1">
          <table:table-cell office:value-type="string" calcext:value-type="string">
            <text:p>CubeSatShop</text:p>
          </table:table-cell>
          <table:table-cell office:value-type="string" calcext:value-type="string">
            <text:p>http://www.cubesatshop.com/</text:p>
          </table:table-cell>
          <table:table-cell/>
          <table:table-cell office:value-type="string" calcext:value-type="string">
            <text:p>Ardusat</text:p>
          </table:table-cell>
          <table:table-cell office:value-type="string" calcext:value-type="string">
            <text:p>http://www.ardusat.com/</text:p>
          </table:table-cell>
          <table:table-cell office:value-type="string" calcext:value-type="string">
            <text:p>https://www.kickstarter.com/projects/575960623/ardusat-your-arduino-experiment-in-space</text:p>
          </table:table-cell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http://www.isispace.n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ws Space</text:p>
          </table:table-cell>
          <table:table-cell office:value-type="string" calcext:value-type="string">
            <text:p>http://andrews-space.com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M Space</text:p>
          </table:table-cell>
          <table:table-cell office:value-type="string" calcext:value-type="string">
            <text:p>http://gomspace.com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6:07:12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3:04:03.319000000</meta:creation-date>
    <dc:date>2015-02-17T17:24:55.167000000</dc:date>
    <meta:editing-duration>PT5H20M44S</meta:editing-duration>
    <meta:editing-cycles>31</meta:editing-cycles>
    <meta:generator>LibreOffice/4.2.3.3$Windows_x86 LibreOffice_project/882f8a0a489bc99a9e60c7905a60226254cb6ff0</meta:generator>
    <meta:document-statistic meta:table-count="3" meta:cell-count="2649" meta:object-count="0"/>
  </office:meta>
</office:document-meta>
</file>